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fo:background-color="#1f1f1f"/>
    </style:style>
    <style:style style:name="P2" style:family="paragraph" style:parent-style-name="Standard">
      <style:paragraph-properties style:line-height-at-least="0.198in"/>
      <style:text-properties fo:color="#cccccc" loext:opacity="100%" style:font-name="Droid Sans Mono" fo:font-size="16pt" fo:font-weight="normal" fo:background-color="#1f1f1f" style:font-size-asian="16pt" style:font-size-complex="16pt"/>
    </style:style>
    <style:style style:name="P3" style:family="paragraph" style:parent-style-name="Standard">
      <style:paragraph-properties fo:margin-top="0in" fo:margin-bottom="0.1965in" style:contextual-spacing="false" style:line-height-at-least="0.198in"/>
      <style:text-properties fo:color="#cccccc" loext:opacity="100%" style:font-name="Droid Sans Mono" fo:font-size="16pt" fo:font-weight="normal" fo:background-color="#1f1f1f" style:font-size-asian="16pt" style:font-size-complex="16pt"/>
    </style:style>
    <style:style style:name="P4" style:family="paragraph" style:parent-style-name="Standard">
      <style:paragraph-properties style:line-height-at-least="0.198in"/>
      <style:text-properties fo:color="#cccccc" loext:opacity="100%" style:font-name="Droid Sans Mono" fo:font-size="16pt" fo:font-weight="bold" fo:background-color="#1f1f1f" style:font-size-asian="16pt" style:font-weight-asian="bold" style:font-size-complex="16pt" style:font-weight-complex="bold"/>
    </style:style>
    <style:style style:name="P5" style:family="paragraph" style:parent-style-name="Standard">
      <style:paragraph-properties style:line-height-at-least="0.198in" fo:text-align="center" style:justify-single-word="false"/>
      <style:text-properties fo:color="#cccccc" loext:opacity="100%" style:font-name="Droid Sans Mono" fo:font-size="24pt" fo:font-weight="bold" officeooo:rsid="0018745b" officeooo:paragraph-rsid="0018745b" fo:background-color="#1f1f1f" style:font-size-asian="24pt" style:font-weight-asian="bold" style:font-size-complex="24pt" style:font-weight-complex="bold"/>
    </style:style>
    <style:style style:name="P6" style:family="paragraph" style:parent-style-name="Standard">
      <style:paragraph-properties style:line-height-at-least="0.198in"/>
      <style:text-properties fo:color="#cccccc" loext:opacity="100%" style:font-name="Droid Sans Mono" fo:font-size="24pt" fo:font-weight="normal" officeooo:rsid="001bfc91" officeooo:paragraph-rsid="001bfc91" fo:background-color="#1f1f1f" style:font-size-asian="24pt" style:font-size-complex="24pt"/>
    </style:style>
    <style:style style:name="P7" style:family="paragraph" style:parent-style-name="Standard">
      <style:paragraph-properties style:line-height-at-least="0.198in" fo:text-align="center" style:justify-single-word="false"/>
      <style:text-properties fo:color="#cccccc" loext:opacity="100%" style:font-name="Droid Sans Mono" fo:font-size="36pt" fo:font-weight="bold" officeooo:rsid="0018745b" officeooo:paragraph-rsid="0018745b" fo:background-color="#1f1f1f" style:font-size-asian="36pt" style:font-weight-asian="bold" style:font-size-complex="36pt" style:font-weight-complex="bold"/>
    </style:style>
    <style:style style:name="P8" style:family="paragraph" style:parent-style-name="Standard">
      <style:paragraph-properties style:line-height-at-least="0.198in"/>
      <style:text-properties fo:color="#cccccc" loext:opacity="100%" style:font-name="Droid Sans Mono" fo:font-size="14pt" fo:font-weight="normal" officeooo:rsid="001bfc91" officeooo:paragraph-rsid="001bfc91" fo:background-color="#1f1f1f" style:font-size-asian="14pt" style:font-size-complex="14pt"/>
    </style:style>
    <style:style style:name="P9" style:family="paragraph" style:parent-style-name="Standard">
      <style:paragraph-properties style:line-height-at-least="0.198in"/>
      <style:text-properties fo:color="#cccccc" loext:opacity="100%" style:font-name="Droid Sans Mono" fo:font-size="14pt" fo:font-weight="normal" fo:background-color="#1f1f1f" style:font-size-asian="14pt" style:font-size-complex="14pt"/>
    </style:style>
    <style:style style:name="P10" style:family="paragraph" style:parent-style-name="Standard">
      <style:paragraph-properties style:line-height-at-least="0.198in"/>
      <style:text-properties fo:color="#cccccc" loext:opacity="100%" style:font-name="Droid Sans Mono" fo:font-size="28pt" fo:font-weight="normal" officeooo:rsid="001bfc91" officeooo:paragraph-rsid="001bfc91" fo:background-color="#1f1f1f" style:font-size-asian="28pt" style:font-size-complex="28pt"/>
    </style:style>
    <style:style style:name="P11" style:family="paragraph" style:parent-style-name="Standard">
      <style:paragraph-properties style:line-height-at-least="0.198in" fo:text-align="center" style:justify-single-word="false"/>
      <style:text-properties fo:color="#cccccc" loext:opacity="100%" style:font-name="Droid Sans Mono" fo:font-size="22pt" fo:font-weight="normal" officeooo:rsid="0018745b" officeooo:paragraph-rsid="0018745b" fo:background-color="#1f1f1f" style:font-size-asian="22pt" style:font-weight-asian="bold" style:font-size-complex="22pt" style:font-weight-complex="bold"/>
    </style:style>
    <style:style style:name="P12" style:family="paragraph" style:parent-style-name="Standard">
      <style:paragraph-properties style:line-height-at-least="0.198in"/>
      <style:text-properties fo:color="#6a9955" loext:opacity="100%" style:font-name="Droid Sans Mono" fo:font-size="16pt" fo:font-weight="normal" fo:background-color="#1f1f1f" style:font-size-asian="16pt" style:font-size-complex="16pt"/>
    </style:style>
    <style:style style:name="P13" style:family="paragraph" style:parent-style-name="Standard">
      <style:paragraph-properties style:line-height-at-least="0.198in"/>
      <style:text-properties fo:color="#6a9955" loext:opacity="100%" style:font-name="Droid Sans Mono" fo:font-size="24pt" fo:font-weight="normal" officeooo:rsid="001bfc91" officeooo:paragraph-rsid="001bfc91" fo:background-color="#1f1f1f" style:font-size-asian="24pt" style:font-size-complex="24pt"/>
    </style:style>
    <style:style style:name="P14" style:family="paragraph" style:parent-style-name="Standard">
      <style:paragraph-properties style:line-height-at-least="0.198in"/>
      <style:text-properties fo:color="#6a9955" loext:opacity="100%" style:font-name="Droid Sans Mono" fo:font-size="14pt" fo:font-weight="normal" fo:background-color="#1f1f1f" style:font-size-asian="14pt" style:font-size-complex="14pt"/>
    </style:style>
    <style:style style:name="P15" style:family="paragraph" style:parent-style-name="Standard">
      <style:paragraph-properties style:line-height-at-least="0.198in"/>
      <style:text-properties fo:font-size="16pt" style:font-size-asian="16pt" style:font-size-complex="16pt"/>
    </style:style>
    <style:style style:name="P16" style:family="paragraph" style:parent-style-name="Standard">
      <style:text-properties fo:font-size="16pt" style:font-size-asian="16pt" style:font-size-complex="16pt"/>
    </style:style>
    <style:style style:name="P17" style:family="paragraph" style:parent-style-name="Standard">
      <style:paragraph-properties style:line-height-at-least="0.198in"/>
      <style:text-properties fo:font-size="14pt" style:font-size-asian="14pt" style:font-size-complex="14pt"/>
    </style:style>
    <style:style style:name="P18" style:family="paragraph" style:parent-style-name="Standard">
      <style:paragraph-properties fo:margin-top="0in" fo:margin-bottom="0.1965in" style:contextual-spacing="false" style:line-height-at-least="0.198in"/>
      <style:text-properties fo:font-size="14pt" style:font-size-asian="14pt" style:font-size-complex="14pt"/>
    </style:style>
    <style:style style:name="T1" style:family="text">
      <style:text-properties fo:color="#9cdcfe" loext:opacity="100%"/>
    </style:style>
    <style:style style:name="T2" style:family="text">
      <style:text-properties fo:color="#dcdcaa" loext:opacity="100%"/>
    </style:style>
    <style:style style:name="T3" style:family="text">
      <style:text-properties fo:color="#808080" loext:opacity="100%"/>
    </style:style>
    <style:style style:name="T4" style:family="text">
      <style:text-properties fo:color="#569cd6" loext:opacity="100%"/>
    </style:style>
    <style:style style:name="T5" style:family="text">
      <style:text-properties fo:color="#ce9178" loext:opacity="100%"/>
    </style:style>
    <style:style style:name="T6" style:family="text">
      <style:text-properties fo:color="#d4d4d4" loext:opacity="100%"/>
    </style:style>
    <style:style style:name="T7" style:family="text">
      <style:text-properties fo:color="#c586c0" loext:opacity="100%"/>
    </style:style>
    <style:style style:name="T8" style:family="text">
      <style:text-properties fo:color="#4ec9b0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7">REACT </text:p>
      <text:p text:style-name="P5"/>
      <text:p text:style-name="P11">composing an elemnt through functon in REACT.</text:p>
      <text:p text:style-name="P5"/>
      <text:p text:style-name="P5"/>
      <text:p text:style-name="P13">HTML:</text:p>
      <text:p text:style-name="P12"/>
      <text:p text:style-name="P9"><text:span text:style-name="T3">&lt;</text:span><text:span text:style-name="T4">html</text:span><text:span text:style-name="T3">&gt;</text:span></text:p>
      <text:p text:style-name="P9"><text:span text:style-name="T3">&lt;</text:span><text:span text:style-name="T4">head</text:span><text:span text:style-name="T3">&gt;&lt;</text:span><text:span text:style-name="T4">link</text:span> <text:span text:style-name="T1">rel</text:span>=<text:span text:style-name="T5">"stylesheet"</text:span> <text:span text:style-name="T1">href</text:span>=<text:span text:style-name="T5">"https://cdnjs.cloudflare.com/ajax/libs/normalize/8.0.1/normalize.css"</text:span><text:span text:style-name="T3">&gt;</text:span></text:p>
      <text:p text:style-name="P9"><text:span text:style-name="T3">&lt;</text:span><text:span text:style-name="T4">link</text:span> <text:span text:style-name="T1">rel</text:span>=<text:span text:style-name="T5">"stylesheet"</text:span> <text:span text:style-name="T1">href</text:span>=<text:span text:style-name="T5">"index.css"</text:span><text:span text:style-name="T3">&gt;</text:span></text:p>
      <text:p text:style-name="P9"><text:span text:style-name="T3">&lt;</text:span><text:span text:style-name="T4">script</text:span><text:span text:style-name="T6"> </text:span><text:span text:style-name="T1">crossorigin</text:span><text:span text:style-name="T6"> </text:span><text:span text:style-name="T1">src</text:span><text:span text:style-name="T6">=</text:span><text:span text:style-name="T5">"https://unpkg.com/react@17/umd/react.development.js"</text:span><text:span text:style-name="T3">&gt;&lt;/</text:span><text:span text:style-name="T4">script</text:span><text:span text:style-name="T3">&gt;</text:span></text:p>
      <text:p text:style-name="P9"><text:span text:style-name="T3">&lt;</text:span><text:span text:style-name="T4">script</text:span><text:span text:style-name="T6"> </text:span><text:span text:style-name="T1">crossorigin</text:span><text:span text:style-name="T6"> </text:span><text:span text:style-name="T1">src</text:span><text:span text:style-name="T6">=</text:span><text:span text:style-name="T5">"https://unpkg.com/react-dom@17/umd/react-dom.development.js"</text:span><text:span text:style-name="T3">&gt;&lt;/</text:span><text:span text:style-name="T4">script</text:span><text:span text:style-name="T3">&gt;</text:span></text:p>
      <text:p text:style-name="P9"><text:span text:style-name="T3">&lt;</text:span><text:span text:style-name="T4">script</text:span><text:span text:style-name="T6"> </text:span><text:span text:style-name="T1">src</text:span><text:span text:style-name="T6">=</text:span><text:span text:style-name="T5">"https://unpkg.com/babel-standalone@6/babel.min.js"</text:span><text:span text:style-name="T3">&gt;&lt;/</text:span><text:span text:style-name="T4">script</text:span><text:span text:style-name="T3">&gt;</text:span></text:p>
      <text:p text:style-name="P9"><text:span text:style-name="T3">&lt;/</text:span><text:span text:style-name="T4">head</text:span><text:span text:style-name="T3">&gt;</text:span></text:p>
      <text:p text:style-name="P9"><text:span text:style-name="T3">&lt;</text:span><text:span text:style-name="T4">body</text:span><text:span text:style-name="T3">&gt;</text:span></text:p>
      <text:p text:style-name="P9"><text:span text:style-name="T3">&lt;</text:span><text:span text:style-name="T4">div</text:span> <text:span text:style-name="T1">id</text:span>=<text:span text:style-name="T5">"root"</text:span><text:span text:style-name="T3">&gt;</text:span></text:p>
      <text:p text:style-name="P9"><text:span text:style-name="T3">&lt;/</text:span><text:span text:style-name="T4">div</text:span><text:span text:style-name="T3">&gt;</text:span></text:p>
      <text:p text:style-name="P9"><text:span text:style-name="T3">&lt;</text:span><text:span text:style-name="T4">script</text:span><text:span text:style-name="T6"> </text:span><text:span text:style-name="T1">src</text:span><text:span text:style-name="T6">=</text:span><text:span text:style-name="T5">"index.js"</text:span><text:span text:style-name="T6"> </text:span><text:span text:style-name="T1">type</text:span><text:span text:style-name="T6">=</text:span><text:span text:style-name="T5">"text/babel"</text:span><text:span text:style-name="T3">&gt;&lt;/</text:span><text:span text:style-name="T4">script</text:span><text:span text:style-name="T3">&gt;</text:span></text:p>
      <text:p text:style-name="P9"><text:span text:style-name="T3">&lt;/</text:span><text:span text:style-name="T4">body</text:span><text:span text:style-name="T3">&gt;</text:span></text:p>
      <text:p text:style-name="P9"><text:span text:style-name="T3">&lt;/</text:span><text:span text:style-name="T4">html</text:span><text:span text:style-name="T3">&gt;</text:span></text:p>
      <text:p text:style-name="P9"/>
      <text:p text:style-name="P1"/>
      <text:p text:style-name="P1"/>
      <text:p text:style-name="P1"/>
      <text:p text:style-name="P1"/>
      <text:p text:style-name="P10">JS:</text:p>
      <text:p text:style-name="P6"/>
      <text:p text:style-name="P8"><text:soft-page-break/><text:span text:style-name="T4">function</text:span> <text:span text:style-name="T2">Navbar</text:span>() {</text:p>
      <text:p text:style-name="P9"><text:span text:style-name="T7">return</text:span> (</text:p>
      <text:p text:style-name="P9"><text:span text:style-name="T3">&lt;</text:span><text:span text:style-name="T4">nav</text:span> <text:span text:style-name="T1">className</text:span><text:span text:style-name="T6">=</text:span><text:span text:style-name="T5">"navbar navbar-expand-lg navbar-light bg-light"</text:span><text:span text:style-name="T3">&gt;</text:span></text:p>
      <text:p text:style-name="P9"><text:span text:style-name="T3">&lt;</text:span><text:span text:style-name="T4">a</text:span> <text:span text:style-name="T1">className</text:span><text:span text:style-name="T6">=</text:span><text:span text:style-name="T5">"navbar-brand"</text:span> <text:span text:style-name="T1">href</text:span><text:span text:style-name="T6">=</text:span><text:span text:style-name="T5">"#"</text:span><text:span text:style-name="T3">&gt;</text:span>Navbar<text:span text:style-name="T3">&lt;/</text:span><text:span text:style-name="T4">a</text:span><text:span text:style-name="T3">&gt;</text:span></text:p>
      <text:p text:style-name="P9"><text:span text:style-name="T3">&lt;</text:span><text:span text:style-name="T4">button</text:span> <text:span text:style-name="T1">className</text:span><text:span text:style-name="T6">=</text:span><text:span text:style-name="T5">"navbar-toggler"</text:span> <text:span text:style-name="T1">type</text:span><text:span text:style-name="T6">=</text:span><text:span text:style-name="T5">"button"</text:span> <text:span text:style-name="T1">data-toggle</text:span><text:span text:style-name="T6">=</text:span><text:span text:style-name="T5">"collapse"</text:span> <text:span text:style-name="T1">data-target</text:span><text:span text:style-name="T6">=</text:span><text:span text:style-name="T5">"#navbarSupportedContent"</text:span> <text:span text:style-name="T1">aria-controls</text:span><text:span text:style-name="T6">=</text:span><text:span text:style-name="T5">"navbarSupportedContent"</text:span> <text:span text:style-name="T1">aria-expanded</text:span><text:span text:style-name="T6">=</text:span><text:span text:style-name="T5">"false"</text:span> <text:span text:style-name="T1">aria-label</text:span><text:span text:style-name="T6">=</text:span><text:span text:style-name="T5">"Toggle navigation"</text:span><text:span text:style-name="T3">&gt;</text:span></text:p>
      <text:p text:style-name="P9"><text:span text:style-name="T3">&lt;</text:span><text:span text:style-name="T4">span</text:span> <text:span text:style-name="T1">className</text:span><text:span text:style-name="T6">=</text:span><text:span text:style-name="T5">"navbar-toggler-icon"</text:span><text:span text:style-name="T3">&gt;&lt;/</text:span><text:span text:style-name="T4">span</text:span><text:span text:style-name="T3">&gt;</text:span></text:p>
      <text:p text:style-name="P9"><text:span text:style-name="T3">&lt;/</text:span><text:span text:style-name="T4">button</text:span><text:span text:style-name="T3">&gt;</text:span></text:p>
      <text:p text:style-name="P17"/>
      <text:p text:style-name="P9"><text:span text:style-name="T3">&lt;</text:span><text:span text:style-name="T4">div</text:span> <text:span text:style-name="T1">className</text:span><text:span text:style-name="T6">=</text:span><text:span text:style-name="T5">"collapse navbar-collapse"</text:span> <text:span text:style-name="T1">id</text:span><text:span text:style-name="T6">=</text:span><text:span text:style-name="T5">"navbarSupportedContent"</text:span><text:span text:style-name="T3">&gt;</text:span></text:p>
      <text:p text:style-name="P9"><text:span text:style-name="T3">&lt;</text:span><text:span text:style-name="T4">ul</text:span> <text:span text:style-name="T1">className</text:span><text:span text:style-name="T6">=</text:span><text:span text:style-name="T5">"navbar-nav mr-auto"</text:span><text:span text:style-name="T3">&gt;</text:span></text:p>
      <text:p text:style-name="P9"><text:span text:style-name="T3">&lt;</text:span><text:span text:style-name="T4">li</text:span> <text:span text:style-name="T1">className</text:span><text:span text:style-name="T6">=</text:span><text:span text:style-name="T5">"nav-item active"</text:span><text:span text:style-name="T3">&gt;</text:span></text:p>
      <text:p text:style-name="P9"><text:span text:style-name="T3">&lt;</text:span><text:span text:style-name="T4">a</text:span> <text:span text:style-name="T1">className</text:span><text:span text:style-name="T6">=</text:span><text:span text:style-name="T5">"nav-link"</text:span> <text:span text:style-name="T1">href</text:span><text:span text:style-name="T6">=</text:span><text:span text:style-name="T5">"#"</text:span><text:span text:style-name="T3">&gt;</text:span>Home <text:span text:style-name="T3">&lt;</text:span><text:span text:style-name="T4">span</text:span> <text:span text:style-name="T1">className</text:span><text:span text:style-name="T6">=</text:span><text:span text:style-name="T5">"sr-only"</text:span><text:span text:style-name="T3">&gt;</text:span>(current)<text:span text:style-name="T3">&lt;/</text:span><text:span text:style-name="T4">span</text:span><text:span text:style-name="T3">&gt;&lt;/</text:span><text:span text:style-name="T4">a</text:span><text:span text:style-name="T3">&gt;</text:span></text:p>
      <text:p text:style-name="P9"><text:span text:style-name="T3">&lt;/</text:span><text:span text:style-name="T4">li</text:span><text:span text:style-name="T3">&gt;</text:span></text:p>
      <text:p text:style-name="P9"><text:span text:style-name="T3">&lt;</text:span><text:span text:style-name="T4">li</text:span> <text:span text:style-name="T1">className</text:span><text:span text:style-name="T6">=</text:span><text:span text:style-name="T5">"nav-item"</text:span><text:span text:style-name="T3">&gt;</text:span></text:p>
      <text:p text:style-name="P9"><text:span text:style-name="T3">&lt;</text:span><text:span text:style-name="T4">a</text:span> <text:span text:style-name="T1">className</text:span><text:span text:style-name="T6">=</text:span><text:span text:style-name="T5">"nav-link"</text:span> <text:span text:style-name="T1">href</text:span><text:span text:style-name="T6">=</text:span><text:span text:style-name="T5">"#"</text:span><text:span text:style-name="T3">&gt;</text:span>Link<text:span text:style-name="T3">&lt;/</text:span><text:span text:style-name="T4">a</text:span><text:span text:style-name="T3">&gt;</text:span></text:p>
      <text:p text:style-name="P9"><text:span text:style-name="T3">&lt;/</text:span><text:span text:style-name="T4">li</text:span><text:span text:style-name="T3">&gt;</text:span></text:p>
      <text:p text:style-name="P9"><text:span text:style-name="T3">&lt;</text:span><text:span text:style-name="T4">li</text:span> <text:span text:style-name="T1">className</text:span><text:span text:style-name="T6">=</text:span><text:span text:style-name="T5">"nav-item dropdown"</text:span><text:span text:style-name="T3">&gt;</text:span></text:p>
      <text:p text:style-name="P9"><text:span text:style-name="T3">&lt;</text:span><text:span text:style-name="T4">a</text:span> <text:span text:style-name="T1">className</text:span><text:span text:style-name="T6">=</text:span><text:span text:style-name="T5">"nav-link dropdown-toggle"</text:span> <text:span text:style-name="T1">href</text:span><text:span text:style-name="T6">=</text:span><text:span text:style-name="T5">"#"</text:span> <text:span text:style-name="T1">id</text:span><text:span text:style-name="T6">=</text:span><text:span text:style-name="T5">"navbarDropdown"</text:span> <text:span text:style-name="T1">role</text:span><text:span text:style-name="T6">=</text:span><text:span text:style-name="T5">"button"</text:span> <text:span text:style-name="T1">data-toggle</text:span><text:span text:style-name="T6">=</text:span><text:span text:style-name="T5">"dropdown"</text:span> <text:span text:style-name="T1">aria-haspopup</text:span><text:span text:style-name="T6">=</text:span><text:span text:style-name="T5">"true"</text:span> <text:span text:style-name="T1">aria-expanded</text:span><text:span text:style-name="T6">=</text:span><text:span text:style-name="T5">"false"</text:span><text:span text:style-name="T3">&gt;</text:span></text:p>
      <text:p text:style-name="P9">Dropdown</text:p>
      <text:p text:style-name="P9"><text:span text:style-name="T3">&lt;/</text:span><text:span text:style-name="T4">a</text:span><text:span text:style-name="T3">&gt;</text:span></text:p>
      <text:p text:style-name="P9"><text:span text:style-name="T3">&lt;</text:span><text:span text:style-name="T4">div</text:span> <text:span text:style-name="T1">className</text:span><text:span text:style-name="T6">=</text:span><text:span text:style-name="T5">"dropdown-menu"</text:span> <text:span text:style-name="T1">aria-labelledby</text:span><text:span text:style-name="T6">=</text:span><text:span text:style-name="T5">"navbarDropdown"</text:span><text:span text:style-name="T3">&gt;</text:span></text:p>
      <text:p text:style-name="P9"><text:span text:style-name="T3">&lt;</text:span><text:span text:style-name="T4">a</text:span> <text:span text:style-name="T1">className</text:span><text:span text:style-name="T6">=</text:span><text:span text:style-name="T5">"dropdown-item"</text:span> <text:span text:style-name="T1">href</text:span><text:span text:style-name="T6">=</text:span><text:span text:style-name="T5">"#"</text:span><text:span text:style-name="T3">&gt;</text:span>Action<text:span text:style-name="T3">&lt;/</text:span><text:span text:style-name="T4">a</text:span><text:span text:style-name="T3">&gt;</text:span></text:p>
      <text:p text:style-name="P9"><text:span text:style-name="T3">&lt;</text:span><text:span text:style-name="T4">a</text:span> <text:span text:style-name="T1">className</text:span><text:span text:style-name="T6">=</text:span><text:span text:style-name="T5">"dropdown-item"</text:span> <text:span text:style-name="T1">href</text:span><text:span text:style-name="T6">=</text:span><text:span text:style-name="T5">"#"</text:span><text:span text:style-name="T3">&gt;</text:span>Another action<text:span text:style-name="T3">&lt;/</text:span><text:span text:style-name="T4">a</text:span><text:span text:style-name="T3">&gt;</text:span></text:p>
      <text:p text:style-name="P9"><text:span text:style-name="T3">&lt;</text:span><text:span text:style-name="T4">div</text:span> <text:span text:style-name="T1">className</text:span><text:span text:style-name="T6">=</text:span><text:span text:style-name="T5">"dropdown-divider"</text:span><text:span text:style-name="T3">&gt;&lt;/</text:span><text:span text:style-name="T4">div</text:span><text:span text:style-name="T3">&gt;</text:span></text:p>
      <text:p text:style-name="P9"><text:span text:style-name="T3">&lt;</text:span><text:span text:style-name="T4">a</text:span> <text:span text:style-name="T1">className</text:span><text:span text:style-name="T6">=</text:span><text:span text:style-name="T5">"dropdown-item"</text:span> <text:span text:style-name="T1">href</text:span><text:span text:style-name="T6">=</text:span><text:span text:style-name="T5">"#"</text:span><text:span text:style-name="T3">&gt;</text:span>Something else here<text:span text:style-name="T3">&lt;/</text:span><text:span text:style-name="T4">a</text:span><text:span text:style-name="T3">&gt;</text:span></text:p>
      <text:p text:style-name="P9"><text:span text:style-name="T3">&lt;/</text:span><text:span text:style-name="T4">div</text:span><text:span text:style-name="T3">&gt;</text:span></text:p>
      <text:p text:style-name="P9"><text:span text:style-name="T3">&lt;/</text:span><text:span text:style-name="T4">li</text:span><text:span text:style-name="T3">&gt;</text:span></text:p>
      <text:p text:style-name="P9"><text:span text:style-name="T3">&lt;</text:span><text:span text:style-name="T4">li</text:span> <text:span text:style-name="T1">className</text:span><text:span text:style-name="T6">=</text:span><text:span text:style-name="T5">"nav-item"</text:span><text:span text:style-name="T3">&gt;</text:span></text:p>
      <text:p text:style-name="P9"><text:span text:style-name="T3">&lt;</text:span><text:span text:style-name="T4">a</text:span> <text:span text:style-name="T1">className</text:span><text:span text:style-name="T6">=</text:span><text:span text:style-name="T5">"nav-link disabled"</text:span> <text:span text:style-name="T1">href</text:span><text:span text:style-name="T6">=</text:span><text:span text:style-name="T5">"#"</text:span><text:span text:style-name="T3">&gt;</text:span>Disabled<text:span text:style-name="T3">&lt;/</text:span><text:span text:style-name="T4">a</text:span><text:span text:style-name="T3">&gt;</text:span></text:p>
      <text:p text:style-name="P9"><text:span text:style-name="T3">&lt;/</text:span><text:span text:style-name="T4">li</text:span><text:span text:style-name="T3">&gt;</text:span></text:p>
      <text:p text:style-name="P9"><text:span text:style-name="T3">&lt;/</text:span><text:span text:style-name="T4">ul</text:span><text:span text:style-name="T3">&gt;</text:span></text:p>
      <text:p text:style-name="P9"><text:span text:style-name="T3">&lt;</text:span><text:span text:style-name="T4">form</text:span> <text:span text:style-name="T1">className</text:span><text:span text:style-name="T6">=</text:span><text:span text:style-name="T5">"form-inline my-2 my-lg-0"</text:span><text:span text:style-name="T3">&gt;</text:span></text:p>
      <text:p text:style-name="P9"><text:span text:style-name="T3">&lt;</text:span><text:span text:style-name="T4">input</text:span> <text:span text:style-name="T1">className</text:span><text:span text:style-name="T6">=</text:span><text:span text:style-name="T5">"form-control mr-sm-2"</text:span> <text:span text:style-name="T1">type</text:span><text:span text:style-name="T6">=</text:span><text:span text:style-name="T5">"search"</text:span> <text:span text:style-name="T1">placeholder</text:span><text:span text:style-name="T6">=</text:span><text:span text:style-name="T5">"Search"</text:span> <text:span text:style-name="T1">aria-label</text:span><text:span text:style-name="T6">=</text:span><text:span text:style-name="T5">"Search"</text:span> <text:span text:style-name="T3">/&gt;</text:span></text:p>
      <text:p text:style-name="P9"><text:soft-page-break/><text:span text:style-name="T3">&lt;</text:span><text:span text:style-name="T4">button</text:span> <text:span text:style-name="T1">className</text:span><text:span text:style-name="T6">=</text:span><text:span text:style-name="T5">"btn btn-outline-success my-2 my-sm-0"</text:span> <text:span text:style-name="T1">type</text:span><text:span text:style-name="T6">=</text:span><text:span text:style-name="T5">"submit"</text:span><text:span text:style-name="T3">&gt;</text:span>Search<text:span text:style-name="T3">&lt;/</text:span><text:span text:style-name="T4">button</text:span><text:span text:style-name="T3">&gt;</text:span></text:p>
      <text:p text:style-name="P9"><text:span text:style-name="T3">&lt;/</text:span><text:span text:style-name="T4">form</text:span><text:span text:style-name="T3">&gt;</text:span></text:p>
      <text:p text:style-name="P9"><text:span text:style-name="T3">&lt;/</text:span><text:span text:style-name="T4">div</text:span><text:span text:style-name="T3">&gt;</text:span></text:p>
      <text:p text:style-name="P9"><text:span text:style-name="T3">&lt;/</text:span><text:span text:style-name="T4">nav</text:span><text:span text:style-name="T3">&gt;</text:span></text:p>
      <text:p text:style-name="P9">)</text:p>
      <text:p text:style-name="P9">}</text:p>
      <text:p text:style-name="P17"/>
      <text:p text:style-name="P14">// Challenge: Create your own custom React component!</text:p>
      <text:p text:style-name="P14">// Call it "MainContent", and have it return a simple</text:p>
      <text:p text:style-name="P14">// h1 element that says "I'm learning React!"</text:p>
      <text:p text:style-name="P17"/>
      <text:p text:style-name="P14">// Afterward, render it below the Navbar (which</text:p>
      <text:p text:style-name="P14">// you can do inside the ReactDOM.render call below)</text:p>
      <text:p text:style-name="P17"/>
      <text:p text:style-name="P9"><text:span text:style-name="T4">function</text:span> <text:span text:style-name="T2">MainContent</text:span>(){</text:p>
      <text:p text:style-name="P9"><text:span text:style-name="T7">return</text:span> <text:span text:style-name="T3">&lt;</text:span><text:span text:style-name="T4">h1</text:span><text:span text:style-name="T3">&gt;</text:span>Hello, i am learning REACT.<text:span text:style-name="T3">&lt;/</text:span><text:span text:style-name="T4">h1</text:span><text:span text:style-name="T3">&gt;</text:span></text:p>
      <text:p text:style-name="P9">}</text:p>
      <text:p text:style-name="P18"/>
      <text:p text:style-name="P9"><text:span text:style-name="T1">ReactDOM</text:span>.<text:span text:style-name="T2">render</text:span>(</text:p>
      <text:p text:style-name="P9"><text:span text:style-name="T3">&lt;</text:span><text:span text:style-name="T4">div</text:span><text:span text:style-name="T3">&gt;</text:span></text:p>
      <text:p text:style-name="P9"><text:span text:style-name="T3">&lt;</text:span><text:span text:style-name="T8">Navbar</text:span> <text:span text:style-name="T3">/&gt;</text:span></text:p>
      <text:p text:style-name="P9"><text:span text:style-name="T3">&lt;</text:span><text:span text:style-name="T8">MainContent</text:span><text:span text:style-name="T3">/&gt;</text:span></text:p>
      <text:p text:style-name="P9"><text:span text:style-name="T3">&lt;/</text:span><text:span text:style-name="T4">div</text:span><text:span text:style-name="T3">&gt;</text:span>,</text:p>
      <text:p text:style-name="P9"><text:span text:style-name="T1">document</text:span>.<text:span text:style-name="T2">getElementById</text:span>(<text:span text:style-name="T5">"root"</text:span>)</text:p>
      <text:p text:style-name="P9">)</text:p>
      <text:p text:style-name="P6"/>
      <text:p text:style-name="P2"/>
      <text:p text:style-name="P2"/>
      <text:p text:style-name="P2"/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5T22:28:43.945532796</meta:creation-date>
    <meta:generator>LibreOffice/7.5.2.2$Linux_X86_64 LibreOffice_project/50$Build-2</meta:generator>
    <dc:date>2023-05-12T23:06:55.939175621</dc:date>
    <meta:editing-duration>PT22M3S</meta:editing-duration>
    <meta:editing-cycles>4</meta:editing-cycles>
    <meta:document-statistic meta:table-count="0" meta:image-count="0" meta:object-count="0" meta:page-count="3" meta:paragraph-count="70" meta:word-count="205" meta:character-count="2465" meta:non-whitespace-character-count="2329"/>
  </office:meta>
</office:document-meta>
</file>